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Ubuntu, Arial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5f7b" officeooo:paragraph-rsid="00055f7b"/>
    </style:style>
    <style:style style:name="P2" style:family="paragraph" style:parent-style-name="Standard">
      <style:text-properties officeooo:rsid="00055f7b" officeooo:paragraph-rsid="0007b45f"/>
    </style:style>
    <style:style style:name="P3" style:family="paragraph" style:parent-style-name="Standard">
      <style:text-properties officeooo:rsid="00055f7b" officeooo:paragraph-rsid="00091888"/>
    </style:style>
    <style:style style:name="P4" style:family="paragraph" style:parent-style-name="Standard">
      <style:text-properties officeooo:rsid="00055f7b" officeooo:paragraph-rsid="000c0906"/>
    </style:style>
    <style:style style:name="P5" style:family="paragraph" style:parent-style-name="Standard">
      <style:text-properties officeooo:rsid="00055f7b" officeooo:paragraph-rsid="000dbb3e"/>
    </style:style>
    <style:style style:name="P6" style:family="paragraph" style:parent-style-name="Standard">
      <style:text-properties officeooo:paragraph-rsid="00055f7b"/>
    </style:style>
    <style:style style:name="P7" style:family="paragraph" style:parent-style-name="Standard">
      <style:text-properties officeooo:paragraph-rsid="0007b45f"/>
    </style:style>
    <style:style style:name="P8" style:family="paragraph" style:parent-style-name="Standard">
      <style:paragraph-properties fo:text-align="center" style:justify-single-word="false"/>
      <style:text-properties officeooo:paragraph-rsid="0007b45f"/>
    </style:style>
    <style:style style:name="P9" style:family="paragraph" style:parent-style-name="Standard">
      <style:paragraph-properties fo:text-align="center" style:justify-single-word="false"/>
      <style:text-properties fo:font-size="14pt" officeooo:paragraph-rsid="0007b45f" style:font-size-asian="14pt" style:font-size-complex="14pt"/>
    </style:style>
    <style:style style:name="P10" style:family="paragraph" style:parent-style-name="Standard">
      <style:text-properties fo:font-size="14pt" officeooo:rsid="00055f7b" officeooo:paragraph-rsid="00055f7b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66b3" fo:font-size="14pt" officeooo:rsid="0007b45f" officeooo:paragraph-rsid="0007b45f" style:font-size-asian="14pt" style:font-size-complex="14pt"/>
    </style:style>
    <style:style style:name="P12" style:family="paragraph" style:parent-style-name="Standard">
      <style:text-properties fo:color="#0066b3" fo:font-size="14pt" officeooo:rsid="00055f7b" officeooo:paragraph-rsid="00055f7b" style:font-size-asian="14pt" style:font-size-complex="14pt"/>
    </style:style>
    <style:style style:name="P13" style:family="paragraph" style:parent-style-name="Standard">
      <style:text-properties fo:color="#0066b3" fo:font-size="14pt" officeooo:rsid="00055f7b" officeooo:paragraph-rsid="0007b45f" style:font-size-asian="14pt" style:font-size-complex="14pt"/>
    </style:style>
    <style:style style:name="P14" style:family="paragraph" style:parent-style-name="Standard">
      <style:text-properties fo:color="#0066b3" fo:font-size="14pt" officeooo:rsid="00055f7b" officeooo:paragraph-rsid="000c0906" style:font-size-asian="14pt" style:font-size-complex="14pt"/>
    </style:style>
    <style:style style:name="P15" style:family="paragraph" style:parent-style-name="Standard">
      <style:text-properties fo:color="#0066b3" fo:font-size="14pt" officeooo:rsid="00055f7b" officeooo:paragraph-rsid="000dbb3e" style:font-size-asian="14pt" style:font-size-complex="14pt"/>
    </style:style>
    <style:style style:name="P16" style:family="paragraph" style:parent-style-name="Standard">
      <style:text-properties fo:color="#0066b3" fo:font-size="14pt" officeooo:rsid="000dbb3e" officeooo:paragraph-rsid="000dbb3e" style:font-size-asian="14pt" style:font-size-complex="14pt"/>
    </style:style>
    <style:style style:name="P17" style:family="paragraph" style:parent-style-name="Standard">
      <style:text-properties fo:color="#0066b3" officeooo:rsid="00055f7b" officeooo:paragraph-rsid="00055f7b"/>
    </style:style>
    <style:style style:name="P18" style:family="paragraph" style:parent-style-name="Standard">
      <style:text-properties officeooo:paragraph-rsid="000c0906"/>
    </style:style>
    <style:style style:name="P19" style:family="paragraph" style:parent-style-name="Standard">
      <style:text-properties officeooo:paragraph-rsid="000dbb3e"/>
    </style:style>
    <style:style style:name="T1" style:family="text">
      <style:text-properties officeooo:rsid="00055f7b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055f7b" style:font-size-asian="12pt" style:font-size-complex="12pt"/>
    </style:style>
    <style:style style:name="T4" style:family="text">
      <style:text-properties fo:font-variant="normal" fo:text-transform="none" fo:color="#2962ff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5" style:family="text">
      <style:text-properties fo:font-size="12pt" officeooo:rsid="0007b45f" style:font-size-asian="12pt" style:font-size-complex="12pt"/>
    </style:style>
    <style:style style:name="T6" style:family="text">
      <style:text-properties fo:font-size="12pt" officeooo:rsid="000f0689" style:font-size-asian="12pt" style:font-size-complex="12pt"/>
    </style:style>
    <style:style style:name="T7" style:family="text">
      <style:text-properties officeooo:rsid="0007b45f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officeooo:rsid="0007b45f" style:font-size-asian="15pt" style:font-size-complex="15pt"/>
    </style:style>
    <style:style style:name="T10" style:family="text">
      <style:text-properties officeooo:rsid="00091888"/>
    </style:style>
    <style:style style:name="T11" style:family="text">
      <style:text-properties officeooo:rsid="000c0906"/>
    </style:style>
    <style:style style:name="T12" style:family="text">
      <style:text-properties fo:color="#0066b3"/>
    </style:style>
    <style:style style:name="T13" style:family="text">
      <style:text-properties fo:color="#0066b3" fo:font-size="14pt" officeooo:rsid="00055f7b" style:font-size-asian="14pt" style:font-size-complex="14pt"/>
    </style:style>
    <style:style style:name="T14" style:family="text">
      <style:text-properties fo:color="#0066b3" fo:font-size="12pt" officeooo:rsid="000c0906" style:font-size-asian="12pt" style:font-size-complex="12pt"/>
    </style:style>
    <style:style style:name="T15" style:family="text">
      <style:text-properties fo:color="#0066b3" fo:font-size="12pt" officeooo:rsid="00055f7b" style:font-size-asian="12pt" style:font-size-complex="12pt"/>
    </style:style>
    <style:style style:name="T16" style:family="text">
      <style:text-properties fo:color="#0066b3" officeooo:rsid="000d6d16"/>
    </style:style>
    <style:style style:name="T17" style:family="text">
      <style:text-properties fo:font-weight="normal" officeooo:rsid="000c0906" style:font-weight-asian="normal" style:font-weight-complex="normal"/>
    </style:style>
    <style:style style:name="T18" style:family="text">
      <style:text-properties officeooo:rsid="000dbb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9">Manual Testing - </text:span><text:a xlink:type="simple" xlink:href="http://www.007museum.com/" text:style-name="Internet_20_link" text:visited-style-name="Visited_20_Internet_20_Link"><text:span text:style-name="T8">http://www.007museum.com/</text:span></text:a></text:p>
      <text:p text:style-name="P8"><text:span text:style-name="T8"/></text:p>
      <text:p text:style-name="P9"/>
      <text:p text:style-name="P9"/>
      <text:p text:style-name="P9"/>
      <text:p text:style-name="P11">Clicking anywhere on initial site load redirects to an image.</text:p>
      <text:p text:style-name="P1"/>
      <text:p text:style-name="P10"/>
      <text:p text:style-name="P12">Used Device/Browser:</text:p>
      <text:p text:style-name="P6"><text:span text:style-name="T1">Google Chrome </text:span><text:span text:style-name="T2">Version 80.0.3987.100 (Official Build) (64-bit) </text:span><text:span text:style-name="T3">on Ubuntu 18.04</text:span></text:p>
      <text:p text:style-name="P1"/>
      <text:p text:style-name="P1"/>
      <text:p text:style-name="P1"/>
      <text:p text:style-name="P12">Steps to reproduce:</text:p>
      <text:p text:style-name="P2"><text:tab/>-<text:span text:style-name="T7">Open the </text:span><text:a xlink:type="simple" xlink:href="http://www.007museum.com/" text:style-name="Internet_20_link" text:visited-style-name="Visited_20_Internet_20_Link"><text:span text:style-name="T5">http://www.007museum.com/</text:span></text:a><text:span text:style-name="T5"> page</text:span></text:p>
      <text:p text:style-name="P1"><text:tab/>-<text:span text:style-name="T7">Click anywhere on initial load screen</text:span></text:p>
      <text:p text:style-name="P1"><text:tab/></text:p>
      <text:p text:style-name="P1"/>
      <text:p text:style-name="P17">Screenshot:</text:p>
      <text:p text:style-name="P6"><text:span text:style-name="T1"><text:tab/></text:span><text:a xlink:type="simple" xlink:href="https://prnt.sc/r62x8f" text:style-name="Internet_20_link" text:visited-style-name="Visited_20_Internet_20_Link">https://prnt.sc/r62x8f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2"><text:span text:style-name="T10">Icons under main image:</text:span></text:p>
      <text:p text:style-name="P12"><text:tab/>-<text:span text:style-name="T10">Facebook, YouTube, Wordpress.com icons are stretched</text:span></text:p>
      <text:p text:style-name="P12"><text:tab/>-<text:span text:style-name="T10">Facebook icon is repeating with different link (confuses the user)</text:span></text:p>
      <text:p text:style-name="P12"><text:tab/>-<text:span text:style-name="T10">China’s Flag has a blue outline</text:span></text:p>
      <text:p text:style-name="P12"><text:tab/>-<text:span text:style-name="T10">Wordpress and Contact have no padding in between</text:span></text:p>
      <text:p text:style-name="P12"><text:tab/>-<text:span text:style-name="T10">Contact is not in line with the rest of the icons</text:span></text:p>
      <text:p text:style-name="P1"/>
      <text:p text:style-name="P1"/>
      <text:p text:style-name="P1"/>
      <text:p text:style-name="P12">Used Device/Browser:</text:p>
      <text:p text:style-name="P6"><text:span text:style-name="T1">Google Chrome </text:span><text:span text:style-name="T2">Version 80.0.3987.100 (Official Build) (64-bit) </text:span><text:span text:style-name="T3">on Ubuntu 18.04</text:span></text:p>
      <text:p text:style-name="P1"/>
      <text:p text:style-name="P1"/>
      <text:p text:style-name="P12"/>
      <text:p text:style-name="P12">Steps to reproduce:</text:p>
      <text:p text:style-name="P3"><text:tab/>-<text:span text:style-name="T7">Open the </text:span><text:a xlink:type="simple" xlink:href="http://www.007museum.com/" text:style-name="Internet_20_link" text:visited-style-name="Visited_20_Internet_20_Link"><text:span text:style-name="T5">http://www.007museum.com/</text:span></text:a><text:span text:style-name="T5"> page</text:span></text:p>
      <text:p text:style-name="P1"><text:tab/>-<text:span text:style-name="T10">Scroll down under the main image </text:span></text:p>
      <text:p text:style-name="P1"><text:tab/>-<text:span text:style-name="T10">Observe</text:span></text:p>
      <text:p text:style-name="P1"><text:tab/></text:p>
      <text:p text:style-name="P12"/>
      <text:p text:style-name="P12">Screenshot</text:p>
      <text:p text:style-name="P6"><text:span text:style-name="T1"><text:tab/></text:span><text:a xlink:type="simple" xlink:href="https://prnt.sc/r632a8" text:style-name="Internet_20_link" text:visited-style-name="Visited_20_Internet_20_Link">https://prnt.sc/r632a8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3"><text:span text:style-name="T11">Links under icons are not clear where are they redirecting to</text:span></text:p>
      <text:p text:style-name="P13"><text:tab/>-<text:span text:style-name="T11">Links don't have consistency (some are underlined and they have different <text:tab/>font sizes)</text:span></text:p>
      <text:p text:style-name="P2"/>
      <text:p text:style-name="P2"/>
      <text:p text:style-name="P2"/>
      <text:p text:style-name="P13">Used Device/Browser:</text:p>
      <text:p text:style-name="P7"><text:span text:style-name="T1">Google Chrome </text:span><text:span text:style-name="T2">Version 80.0.3987.100 (Official Build) (64-bit) </text:span><text:span text:style-name="T3">on Ubuntu 18.04</text:span></text:p>
      <text:p text:style-name="P2"/>
      <text:p text:style-name="P2"/>
      <text:p text:style-name="P13"/>
      <text:p text:style-name="P13">Steps to reproduce:</text:p>
      <text:p text:style-name="P4"><text:tab/>-<text:span text:style-name="T7">Open the </text:span><text:a xlink:type="simple" xlink:href="http://www.007museum.com/" text:style-name="Internet_20_link" text:visited-style-name="Visited_20_Internet_20_Link"><text:span text:style-name="T5">http://www.007museum.com/</text:span></text:a><text:span text:style-name="T5"> page</text:span></text:p>
      <text:p text:style-name="P4"><text:tab/>-<text:span text:style-name="T10">Scroll down under the main image and social links icons and flags</text:span></text:p>
      <text:p text:style-name="P2"><text:tab/></text:p>
      <text:p text:style-name="P2"/>
      <text:p text:style-name="P13">Screenshot</text:p>
      <text:p text:style-name="P7"><text:span text:style-name="T13"><text:tab/>-</text:span><text:a xlink:type="simple" xlink:href="https://prnt.sc/r634sk" text:style-name="Internet_20_link" text:visited-style-name="Visited_20_Internet_20_Link">https://prnt.sc/r634sk</text:a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<text:soft-page-break/></text:p>
      <text:p text:style-name="P14"><text:span text:style-name="T11">Link shouldn't not be displayed this way </text:span></text:p>
      <text:p text:style-name="P18"><text:span text:style-name="T13"><text:tab/></text:span><text:span text:style-name="T14">(</text:span><text:a xlink:type="simple" xlink:href="http://www.007museum.com/Bollinger_007_50.htm" text:style-name="Internet_20_link" text:visited-style-name="Visited_20_Internet_20_Link"><text:span text:style-name="T4">http://www.007museum.com/Bollinger_007_50.htm</text:span></text:a><text:span text:style-name="T14">)</text:span></text:p>
      <text:p text:style-name="P4"><text:span text:style-name="T12"><text:tab/></text:span><text:span text:style-name="T16">with </text:span><text:a xlink:type="simple" xlink:href="http://www/" text:style-name="Internet_20_link" text:visited-style-name="Visited_20_Internet_20_Link">http://www</text:a><text:span text:style-name="T16">. <text:s/>Nor extension of the file .htm</text:span></text:p>
      <text:p text:style-name="P4"/>
      <text:p text:style-name="P4"/>
      <text:p text:style-name="P14">Used Device/Browser:</text:p>
      <text:p text:style-name="P18"><text:span text:style-name="T1">Google Chrome </text:span><text:span text:style-name="T2">Version 80.0.3987.100 (Official Build) (64-bit) </text:span><text:span text:style-name="T3">on Ubuntu 18.04</text:span></text:p>
      <text:p text:style-name="P4"/>
      <text:p text:style-name="P4"/>
      <text:p text:style-name="P14"/>
      <text:p text:style-name="P14">Steps to reproduce:</text:p>
      <text:p text:style-name="P4"><text:tab/>-<text:span text:style-name="T7">Open the </text:span><text:a xlink:type="simple" xlink:href="http://www.007museum.com/" text:style-name="Internet_20_link" text:visited-style-name="Visited_20_Internet_20_Link"><text:span text:style-name="T5">http://www.007museum.com/</text:span></text:a><text:span text:style-name="T5"> page</text:span></text:p>
      <text:p text:style-name="P4"><text:tab/>-<text:span text:style-name="T10">Scroll down </text:span><text:span text:style-name="T17">to first YouTube embedded videos </text:span></text:p>
      <text:p text:style-name="P4"><text:tab/>-<text:span text:style-name="T11">Look under the YouTube videos</text:span></text:p>
      <text:p text:style-name="P4"/>
      <text:p text:style-name="P4"/>
      <text:p text:style-name="P14"/>
      <text:p text:style-name="P14">Screenshot</text:p>
      <text:p text:style-name="P18"><text:span text:style-name="T13"><text:tab/></text:span><text:a xlink:type="simple" xlink:href="https://prnt.sc/r6368a" text:style-name="Internet_20_link" text:visited-style-name="Visited_20_Internet_20_Link">https://prnt.sc/r6368a</text:a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4"/>
      <text:p text:style-name="P14"><text:span text:style-name="T18">Whole Website has no Consistency</text:span></text:p>
      <text:p text:style-name="P4"/>
      <text:p text:style-name="P4"/>
      <text:p text:style-name="P4"/>
      <text:p text:style-name="P14">Used Device/Browser:</text:p>
      <text:p text:style-name="P18"><text:span text:style-name="T1">Google Chrome </text:span><text:span text:style-name="T2">Version 80.0.3987.100 (Official Build) (64-bit) </text:span><text:span text:style-name="T3">on Ubuntu 18.04</text:span></text:p>
      <text:p text:style-name="P4"/>
      <text:p text:style-name="P4"/>
      <text:p text:style-name="P14"/>
      <text:p text:style-name="P14">Steps to reproduce:</text:p>
      <text:p text:style-name="P5"><text:tab/>-<text:span text:style-name="T7">Open the </text:span><text:a xlink:type="simple" xlink:href="http://www.007museum.com/" text:style-name="Internet_20_link" text:visited-style-name="Visited_20_Internet_20_Link"><text:span text:style-name="T5">http://www.007museum.com/</text:span></text:a><text:span text:style-name="T5"> page</text:span></text:p>
      <text:p text:style-name="P5"><text:tab/>-<text:span text:style-name="T18">Just</text:span> <text:span text:style-name="T10">Scroll, observe and see screenshots for more details</text:span></text:p>
      <text:p text:style-name="P4"/>
      <text:p text:style-name="P4"/>
      <text:p text:style-name="P14"/>
      <text:p text:style-name="P14">Screenshot</text:p>
      <text:p text:style-name="P18"><text:span text:style-name="T13"><text:tab/></text:span><text:a xlink:type="simple" xlink:href="https://prnt.sc/r638ji" text:style-name="Internet_20_link" text:visited-style-name="Visited_20_Internet_20_Link">https://prnt.sc/r638ji</text:a></text:p>
      <text:p text:style-name="P18"><text:tab/><text:a xlink:type="simple" xlink:href="https://prnt.sc/r638nl" text:style-name="Internet_20_link" text:visited-style-name="Visited_20_Internet_20_Link">https://prnt.sc/r638nl</text:a></text:p>
      <text:p text:style-name="P18"><text:tab/><text:a xlink:type="simple" xlink:href="https://prnt.sc/r638wn" text:style-name="Internet_20_link" text:visited-style-name="Visited_20_Internet_20_Link">https://prnt.sc/r638wn</text:a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4"/>
      <text:p text:style-name="P16">Visited Links are not changing color </text:p>
      <text:p text:style-name="P4"/>
      <text:p text:style-name="P4"/>
      <text:p text:style-name="P4"/>
      <text:p text:style-name="P14">Used Device/Browser:</text:p>
      <text:p text:style-name="P18"><text:span text:style-name="T1">Google Chrome </text:span><text:span text:style-name="T2">Version 80.0.3987.100 (Official Build) (64-bit) </text:span><text:span text:style-name="T3">on Ubuntu 18.04</text:span></text:p>
      <text:p text:style-name="P4"/>
      <text:p text:style-name="P4"/>
      <text:p text:style-name="P14"/>
      <text:p text:style-name="P14">Steps to reproduce:</text:p>
      <text:p text:style-name="P5"><text:tab/>-<text:span text:style-name="T7">Open the </text:span><text:a xlink:type="simple" xlink:href="http://www.007museum.com/" text:style-name="Internet_20_link" text:visited-style-name="Visited_20_Internet_20_Link"><text:span text:style-name="T5">http://www.007museum.com/</text:span></text:a><text:span text:style-name="T5"> page</text:span></text:p>
      <text:p text:style-name="P4"><text:tab/>-<text:span text:style-name="T18">Click on some links</text:span></text:p>
      <text:p text:style-name="P4"><text:tab/>-<text:span text:style-name="T18">Refresh the page</text:span></text:p>
      <text:p text:style-name="P4"><text:tab/>-<text:span text:style-name="T18">Check if clicked links changed color</text:span></text:p>
      <text:p text:style-name="P4"><text:tab/></text:p>
      <text:p text:style-name="P4"/>
      <text:p text:style-name="P4"/>
      <text:p text:style-name="P14"/>
      <text:p text:style-name="P14">Screenshot</text:p>
      <text:p text:style-name="P18"><text:span text:style-name="T13"><text:tab/></text:span><text:a xlink:type="simple" xlink:href="https://prnt.sc/r63a2w" text:style-name="Internet_20_link" text:visited-style-name="Visited_20_Internet_20_Link">https://prnt.sc/r63a2w</text:a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6"><text:soft-page-break/>Whole Website is in two Languages (Swedish and English)</text:p>
      <text:p text:style-name="P5"/>
      <text:p text:style-name="P5"/>
      <text:p text:style-name="P5"/>
      <text:p text:style-name="P15">Used Device/Browser:</text:p>
      <text:p text:style-name="P19"><text:span text:style-name="T1">Google Chrome </text:span><text:span text:style-name="T2">Version 80.0.3987.100 (Official Build) (64-bit) </text:span><text:span text:style-name="T3">on Ubuntu 18.04</text:span></text:p>
      <text:p text:style-name="P5"/>
      <text:p text:style-name="P5"/>
      <text:p text:style-name="P15"/>
      <text:p text:style-name="P15">Steps to reproduce:</text:p>
      <text:p text:style-name="P5"><text:tab/>-<text:span text:style-name="T7">Open the </text:span><text:a xlink:type="simple" xlink:href="http://www.007museum.com/" text:style-name="Internet_20_link" text:visited-style-name="Visited_20_Internet_20_Link"><text:span text:style-name="T5">http://www.007museum.com/</text:span></text:a><text:span text:style-name="T5"> pag</text:span><text:span text:style-name="T6">e</text:span></text:p>
      <text:p text:style-name="P5"><text:span text:style-name="T6"><text:tab/>-Observe and read</text:span></text:p>
      <text:p text:style-name="P5"/>
      <text:p text:style-name="P5"/>
      <text:p text:style-name="P15"/>
      <text:p text:style-name="P15">Screenshot</text:p>
      <text:p text:style-name="P19"><text:span text:style-name="T13"><text:tab/></text:span><text:a xlink:type="simple" xlink:href="https://prnt.sc/r63bj4" text:style-name="Internet_20_link" text:visited-style-name="Visited_20_Internet_20_Link"><text:span text:style-name="T15">https://prnt.sc/r63bj4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Ubuntu, Arial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1:58:33.768145353</meta:creation-date>
    <dc:date>2020-02-22T13:03:27.224577150</dc:date>
    <meta:editing-duration>PT22M1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7" meta:paragraph-count="75" meta:word-count="330" meta:character-count="2557" meta:non-whitespace-character-count="2253"/>
  </office:meta>
</office:document-meta>
</file>